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2" office:value-type="string" calcext:value-type="string">
            <text:p>Number of Workers</text:p>
          </table:covered-table-cell>
        </table:table-row>
        <table:table-row table:style-name="ro2">
          <table:table-cell office:value-type="string" calcext:value-type="string" table:number-columns-spanned="1" table:number-rows-spanned="8">
            <text:p>PGM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64" calcext:value-type="float">
            <text:p>64</text:p>
          </table:table-cell>
          <table:table-cell office:value-type="float" office:value="21.81" calcext:value-type="float">
            <text:p>21.81</text:p>
          </table:table-cell>
          <table:table-cell office:value-type="float" office:value="11.15" calcext:value-type="float">
            <text:p>11.15</text:p>
          </table:table-cell>
          <table:table-cell office:value-type="float" office:value="5.67" calcext:value-type="float">
            <text:p>5.67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86.89" calcext:value-type="float">
            <text:p>86.89</text:p>
          </table:table-cell>
          <table:table-cell office:value-type="float" office:value="43.63" calcext:value-type="float">
            <text:p>43.63</text:p>
          </table:table-cell>
          <table:table-cell office:value-type="float" office:value="22.1" calcext:value-type="float">
            <text:p>22.1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347.26" calcext:value-type="float">
            <text:p>347.26</text:p>
          </table:table-cell>
          <table:table-cell office:value-type="float" office:value="174.16" calcext:value-type="float">
            <text:p>174.16</text:p>
          </table:table-cell>
          <table:table-cell office:value-type="float" office:value="87.46" calcext:value-type="float">
            <text:p>87.46</text:p>
          </table:table-cell>
          <table:table-cell office:value-type="float" office:value="69.14" calcext:value-type="float">
            <text:p>69.14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704.55" calcext:value-type="float">
            <text:p>704.55</text:p>
          </table:table-cell>
          <table:table-cell office:value-type="float" office:value="351.72" calcext:value-type="float">
            <text:p>351.72</text:p>
          </table:table-cell>
          <table:table-cell office:value-type="float" office:value="277.52" calcext:value-type="float">
            <text:p>277.52</text:p>
          </table:table-cell>
        </table:table-row>
        <table:table-row table:style-name="ro2">
          <table:covered-table-cell table:style-name="Default"/>
          <table:table-cell office:value-type="float" office:value="1024" calcext:value-type="float">
            <text:p>1024</text:p>
          </table:table-cell>
          <table:table-cell office:value-type="float" office:value="5594.67" calcext:value-type="float">
            <text:p>5594.67</text:p>
          </table:table-cell>
          <table:table-cell/>
          <table:table-cell office:value-type="float" office:value="1410.68" calcext:value-type="float">
            <text:p>1410.68</text:p>
          </table:table-cell>
          <table:table-cell office:value-type="float" office:value="1109.5" calcext:value-type="float">
            <text:p>1109.5</text:p>
          </table:table-cell>
        </table:table-row>
        <table:table-row table:style-name="ro2">
          <table:covered-table-cell table:style-name="Default"/>
          <table:table-cell office:value-type="float" office:value="1264" calcext:value-type="float">
            <text:p>1264</text:p>
          </table:table-cell>
          <table:table-cell office:value-type="float" office:value="8502.68" calcext:value-type="float">
            <text:p>8502.68</text:p>
          </table:table-cell>
          <table:table-cell office:value-type="float" office:value="4285.91" calcext:value-type="float">
            <text:p>4285.91</text:p>
          </table:table-cell>
          <table:table-cell office:value-type="float" office:value="2127.62" calcext:value-type="float">
            <text:p>2127.62</text:p>
          </table:table-cell>
          <table:table-cell office:value-type="float" office:value="1689.83" calcext:value-type="float">
            <text:p>1689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1:52:16.64457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1:52:16.692458073</meta:creation-date>
    <meta:editing-duration>PT12H57M5S</meta:editing-duration>
    <meta:editing-cycles>6</meta:editing-cycles>
    <meta:generator>LibreOffice/5.1.6.2$Linux_X86_64 LibreOffice_project/10m0$Build-2</meta:generator>
    <dc:date>2017-11-30T13:11:07.075933869</dc:date>
    <meta:document-statistic meta:table-count="1" meta:cell-count="50" meta:object-count="0"/>
  </office:meta>
</office:document-meta>
</file>